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7"><text:s/><text:span text:style-name="T12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</text:p>
          </table:table-cell>
          <table:table-cell table:style-name="Table7.D1" office:value-type="string">
            <text:p text:style-name="P47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8"/>
            <text:p text:style-name="P48"/>
            <text:p text:style-name="P50">သတိပေးချက်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2"/>
            <text:p text:style-name="P42"/>
            <text:p text:style-name="P50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ext:soft-page-break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06:08.509000000</dc:date>
    <meta:editing-duration>P1DT6H36M38S</meta:editing-duration>
    <meta:editing-cycles>777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